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5F80000266370084478.svm"/>
  <manifest:file-entry manifest:media-type="" manifest:full-path="Pictures/2000000700002CE500002663470877D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BoldMT" svg:font-family="CourierNewPS-BoldMT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Avenir-Light" svg:font-family="Avenir-Light" style:font-family-generic="swiss"/>
    <style:font-face style:name="Avenir-Medium" svg:font-family="Avenir-Medium" style:font-family-generic="swiss"/>
    <style:font-face style:name="FrutigerLTStd-LightCn" svg:font-family="FrutigerLTStd-LightCn" style:font-family-generic="swiss"/>
    <style:font-face style:name="CourierNewPSMT" svg:font-family="CourierNewPSMT" style:font-family-generic="roman" style:font-pitch="fixed"/>
    <style:font-face style:name="Consolas" svg:font-family="Consolas" style:font-family-generic="swiss" style:font-pitch="fixed"/>
    <style:font-face style:name="CourierNewPSMT1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venir-Medium" fo:font-size="12pt" style:font-name-asian="Avenir-Medium" style:font-size-asian="12pt" style:font-name-complex="Avenir-Medium" style:font-size-complex="12pt"/>
    </style:style>
    <style:style style:name="P2" style:family="paragraph" style:parent-style-name="Standard" style:list-style-name="">
      <style:paragraph-properties style:text-autospace="none"/>
      <style:text-properties style:font-name="Avenir-Medium" fo:font-size="12pt" style:font-name-asian="Avenir-Medium" style:font-size-asian="12pt" style:font-name-complex="Avenir-Medium" style:font-size-complex="1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nionPro-Regular" fo:font-size="12pt" style:font-name-asian="MinionPro-Regular" style:font-size-asian="12pt" style:font-name-complex="MinionPro-Regular" style:font-size-complex="12pt"/>
    </style:style>
    <style:style style:name="P4" style:family="paragraph" style:parent-style-name="Standard" style:list-style-name="">
      <style:paragraph-properties style:text-autospace="none"/>
      <style:text-properties style:font-name="MinionPro-Regular" fo:font-size="12pt" style:font-name-asian="MinionPro-Regular" style:font-size-asian="12pt" style:font-name-complex="MinionPro-Regular" style:font-size-complex="12pt"/>
    </style:style>
    <style:style style:name="P5" style:family="paragraph" style:parent-style-name="Standard" style:list-style-name="">
      <style:paragraph-properties style:text-autospace="none"/>
      <style:text-properties style:font-name="CourierNewPSMT1" fo:font-size="12pt" style:font-name-asian="CourierNewPSMT1" style:font-size-asian="12pt" style:font-name-complex="CourierNewPSMT1" style:font-size-complex="12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ourierNewPSMT1" fo:font-size="12pt" style:font-name-asian="CourierNewPSMT1" style:font-size-asian="12pt" style:font-name-complex="CourierNewPSMT1" style:font-size-complex="12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CourierNewPSMT1" fo:font-size="9pt" style:font-name-asian="CourierNewPSMT1" style:font-size-asian="9pt" style:font-name-complex="CourierNewPSMT1" style:font-size-complex="9pt"/>
    </style:style>
    <style:style style:name="P8" style:family="paragraph" style:parent-style-name="Standard" style:list-style-name="">
      <style:paragraph-properties style:text-autospace="none"/>
      <style:text-properties style:font-name="CourierNewPSMT1" fo:font-size="9pt" style:font-name-asian="CourierNewPSMT1" style:font-size-asian="9pt" style:font-name-complex="CourierNewPSMT1" style:font-size-complex="9pt"/>
    </style:style>
    <style:style style:name="P9" style:family="paragraph" style:parent-style-name="Standard" style:list-style-name="">
      <style:paragraph-properties style:text-autospace="none"/>
      <style:text-properties style:font-name="MinionPro-It" fo:font-size="12pt" style:font-name-asian="MinionPro-It" style:font-size-asian="12pt" style:font-name-complex="MinionPro-It" style:font-size-complex="12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MinionPro-It" fo:font-size="12pt" style:font-name-asian="MinionPro-It" style:font-size-asian="12pt" style:font-name-complex="MinionPro-It" style:font-size-complex="12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CourierNewPS-BoldMT" fo:font-size="12pt" fo:font-weight="bold" style:font-name-asian="CourierNewPS-BoldMT" style:font-size-asian="12pt" style:font-weight-asian="bold" style:font-name-complex="CourierNewPS-BoldMT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14" style:family="paragraph" style:parent-style-name="Standard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5" style:family="paragraph" style:parent-style-name="Standard" style:list-style-name="">
      <style:paragraph-properties style:text-autospace="none"/>
      <style:text-properties fo:color="#ff0000" style:font-name="Avenir-Medium" fo:font-size="12pt" style:font-name-asian="Avenir-Medium" style:font-size-asian="12pt" style:font-name-complex="Avenir-Medium" style:font-size-complex="12pt"/>
    </style:style>
    <style:style style:name="P16" style:family="paragraph" style:parent-style-name="Standard" style:list-style-name="">
      <style:paragraph-properties style:text-autospace="none"/>
      <style:text-properties fo:color="#ff0000" style:font-name="Avenir-Medium" fo:font-size="14pt" style:font-name-asian="Avenir-Medium" style:font-size-asian="14pt" style:font-name-complex="Avenir-Medium" style:font-size-complex="14pt"/>
    </style:style>
    <style:style style:name="P17" style:family="paragraph" style:parent-style-name="Standard">
      <style:text-properties fo:color="#ff0000" fo:font-size="16pt" style:font-size-asian="16pt" style:font-size-complex="16pt"/>
    </style:style>
    <style:style style:name="P18" style:family="paragraph" style:parent-style-name="Standard" style:list-style-name="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9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NewPSMT1" fo:font-size="10pt" style:font-name-asian="CourierNewPSMT1" style:font-size-asian="10pt" style:font-name-complex="CourierNewPSMT1" style:font-size-complex="10pt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NewPSMT1" fo:font-size="8pt" style:font-name-asian="CourierNewPSMT1" style:font-size-asian="8pt" style:font-name-complex="CourierNewPSMT1" style:font-size-complex="8pt"/>
    </style:style>
    <style:style style:name="P21" style:family="paragraph" style:parent-style-name="Standard" style:list-style-name="">
      <style:paragraph-properties style:text-autospace="none"/>
      <style:text-properties fo:color="#000000" style:font-name="CourierNewPSMT1" fo:font-size="12pt" style:font-name-asian="CourierNewPSMT1" style:font-size-asian="12pt" style:font-name-complex="CourierNewPSMT1" style:font-size-complex="12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NewPSMT1" fo:font-size="12pt" style:font-name-asian="CourierNewPSMT1" style:font-size-asian="12pt" style:font-name-complex="CourierNewPSMT1" style:font-size-complex="12pt"/>
    </style:style>
    <style:style style:name="P23" style:family="paragraph" style:parent-style-name="Standard" style:list-style-name="">
      <style:paragraph-properties fo:text-align="start" style:justify-single-word="false" style:text-autospace="none"/>
      <style:text-properties fo:color="#000000" style:font-name="MinionPro-Regular" fo:font-size="10pt" style:font-name-asian="MinionPro-Regular" style:font-size-asian="10pt" style:font-name-complex="MinionPro-Regular" style:font-size-complex="10pt"/>
    </style:style>
    <style:style style:name="P24" style:family="paragraph" style:parent-style-name="Standard" style:list-style-name="">
      <style:paragraph-properties fo:text-align="start" style:justify-single-word="false" style:text-autospace="none"/>
      <style:text-properties fo:color="#000000" style:font-name="MinionPro-Regular" fo:font-size="12pt" style:font-name-asian="MinionPro-Regular" style:font-size-asian="12pt" style:font-name-complex="MinionPro-Regular" style:font-size-complex="12pt"/>
    </style:style>
    <style:style style:name="P25" style:family="paragraph" style:parent-style-name="Standard" style:list-style-name="">
      <style:paragraph-properties fo:text-align="start" style:justify-single-word="false" style:text-autospace="non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2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style:font-name="MinionPro-Regular" style:font-name-asian="MinionPro-Regular" style:font-name-complex="MinionPro-Regular"/>
    </style:style>
    <style:style style:name="T2" style:family="text">
      <style:text-properties style:font-name="MinionPro-Regular" fo:font-size="10pt" style:font-name-asian="MinionPro-Regular" style:font-size-asian="10pt" style:font-name-complex="MinionPro-Regular" style:font-size-complex="10pt"/>
    </style:style>
    <style:style style:name="T3" style:family="text">
      <style:text-properties style:font-name="MinionPro-It" fo:font-style="italic" style:font-name-asian="MinionPro-It" style:font-style-asian="italic" style:font-name-complex="MinionPro-It" style:font-style-complex="italic"/>
    </style:style>
    <style:style style:name="T4" style:family="text">
      <style:text-properties style:font-name="CourierNewPSMT" style:font-name-asian="CourierNewPSMT" style:font-name-complex="CourierNewPSM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NewPS-BoldMT" fo:font-weight="bold" style:font-name-asian="CourierNewPS-BoldMT" style:font-weight-asian="bold" style:font-name-complex="CourierNewPS-BoldMT" style:font-weight-complex="bold"/>
    </style:style>
    <style:style style:name="T7" style:family="text">
      <style:text-properties fo:background-color="#ffff00"/>
    </style:style>
    <style:style style:name="T8" style:family="text">
      <style:text-properties fo:background-color="transparent"/>
    </style:style>
    <style:style style:name="T9" style:family="text">
      <style:text-properties fo:color="#000000"/>
    </style:style>
    <style:style style:name="T10" style:family="text">
      <style:text-properties fo:color="#2a00ff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style:font-name="FrutigerLTStd-LightCn" style:font-name-asian="FrutigerLTStd-LightCn" style:font-name-complex="FrutigerLTStd-LightCn"/>
    </style:style>
    <style:style style:name="T14" style:family="text">
      <style:text-properties fo:color="#ffffff" style:font-name="Avenir-Light" fo:font-size="7pt" style:font-name-asian="Avenir-Light" style:font-size-asian="7pt" style:font-name-complex="Avenir-Light" style:font-size-complex="7pt"/>
    </style:style>
    <style:style style:name="T15" style:family="text">
      <style:text-properties fo:color="#ffffff" style:font-name="Avenir-Light" style:font-name-asian="Avenir-Light" style:font-name-complex="Avenir-Light"/>
    </style:style>
    <style:style style:name="T16" style:family="text">
      <style:text-properties fo:color="#ffffff" fo:font-size="8pt" style:font-size-asian="8pt" style:font-size-complex="8pt"/>
    </style:style>
    <style:style style:name="T17" style:family="text">
      <style:text-properties style:font-name="Avenir-Light" fo:font-size="7pt" style:font-name-asian="Avenir-Light" style:font-size-asian="7pt" style:font-name-complex="Avenir-Light" style:font-size-complex="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ormularios ParteI</text:p>
      <text:p text:style-name="P12"/>
      <text:p text:style-name="P1">La petición de una JSP con el método POST</text:p>
      <text:p text:style-name="P3">La petición POST sirve para enviar información al servidor para que ésta sea procesada. </text:p>
      <text:p text:style-name="P3">Una vez que se procesa, se envía en la respuesta al navegador alguna página con información. En</text:p>
      <text:p text:style-name="P3">una petición POST puede viajar mucha más información (get).</text:p>
      <text:p text:style-name="P14"><text:span text:style-name="T1">El valor de los parámetros que proporcionó el usuario en una petición POST, se encuentran dentro de un objeto llamado </text:span><text:span text:style-name="T3">request</text:span><text:span text:style-name="T1">.</text:span></text:p>
      <text:p text:style-name="P13"><text:span text:style-name="T1"/></text:p>
      <text:p text:style-name="P4">La Figura <text:s/>a) muestra una página JSP llamada index.jsp que captura datos del usuario. Al</text:p>
      <text:p text:style-name="P3">oprimir el botón “enviar”, <text:span text:style-name="T3">index.jsp </text:span>envía los datos (parámetros) dentro del objeto <text:span text:style-name="T4">request</text:span></text:p>
      <text:p text:style-name="P3">a la paginaDestino.jsp. La <text:span text:style-name="T3">paginaDestino.jsp </text:span>de la Figura <text:s/>b) despliega los parámetros</text:p>
      <text:p text:style-name="P13"><text:span text:style-name="T1">recibidos. El botón “</text:span><text:span text:style-name="T3">regresar</text:span><text:span text:style-name="T1">” en la </text:span><text:span text:style-name="T3">paginaDestino.jsp </text:span><text:span text:style-name="T1">sirve para regresar a </text:span><text:span text:style-name="T3">index.jsp</text:span><text:span text:style-name="T1">.</text:span></text:p>
      <text:p text:style-name="P13"><draw:frame draw:style-name="fr1" draw:name="gráficos1" text:anchor-type="paragraph" svg:width="11.494cm" svg:height="9.827cm" draw:z-index="0"><draw:image xlink:href="Pictures/2000000700002CE500002663470877D5.svm" xlink:type="simple" xlink:show="embed" xlink:actuate="onLoad"/></draw:frame><text:span text:style-name="T1">Esta es la página destino</text:span></text:p>
      <text:p text:style-name="P13"><draw:frame draw:style-name="fr1" draw:name="gráficos2" text:anchor-type="paragraph" svg:width="13.817cm" svg:height="9.827cm" draw:z-index="1"><draw:image xlink:href="Pictures/20000007000035F80000266370084478.svm" xlink:type="simple" xlink:show="embed" xlink:actuate="onLoad"/></draw:frame><text:soft-page-break/><text:span text:style-name="T1"/></text:p>
      <text:p text:style-name="P4">El código de <text:span text:style-name="T3">index.jsp </text:span>es el siguiente: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 Area de texto&lt;/title&gt;</text:p>
      <text:p text:style-name="P6">&lt;/head&gt;</text:p>
      <text:p text:style-name="P6">&lt;body&gt;</text:p>
      <text:p text:style-name="P6">&lt;h1&gt; Esta es la página de inicio&lt;/h1&gt;</text:p>
      <text:p text:style-name="P6">&lt;h2&gt; Aqui se piden los datos &lt;/h2&gt;</text:p>
      <text:p text:style-name="P6">&lt;p&gt; Hola, por favor introduce la información &lt;/p&gt;</text:p>
      <text:p text:style-name="P6">&lt;form <text:span text:style-name="T7">action="paginaDestino.jsp"</text:span><text:span text:style-name="T8"> <text:s/></text:span><text:span text:style-name="T7">method="post"</text:span>&gt;</text:p>
      <text:p text:style-name="P6">&lt;table cellspacing="3" cellpadding="3" border="1" &gt;</text:p>
      <text:p text:style-name="P6">&lt;tr&gt;</text:p>
      <text:p text:style-name="P6">&lt;td align="right"&gt; Nombre: &lt;/td&gt;</text:p>
      <text:p text:style-name="P6">&lt;td&gt;&lt;input type="text" <text:span text:style-name="T7">name="nombre"</text:span>&gt;&lt;/td&gt;</text:p>
      <text:p text:style-name="P6">&lt;/tr&gt;</text:p>
      <text:p text:style-name="P6">&lt;tr&gt;</text:p>
      <text:p text:style-name="P6">&lt;td align="right"&gt; Color favorito: &lt;/td&gt;</text:p>
      <text:p text:style-name="P6">&lt;td&gt; &lt;input type="text" name="color"&gt; &lt;/td&gt;</text:p>
      <text:p text:style-name="P6">&lt;/tr&gt;</text:p>
      <text:p text:style-name="P6">&lt;tr&gt;</text:p>
      <text:p text:style-name="P6">&lt;td align="right"&gt; Correo: &lt;/td&gt;</text:p>
      <text:p text:style-name="P6">&lt;td&gt; &lt;input type="text" name="mail"&gt; &lt;/td&gt;</text:p>
      <text:p text:style-name="P6">&lt;/tr&gt;</text:p>
      <text:p text:style-name="P6">&lt;/table&gt;</text:p>
      <text:p text:style-name="P6">&lt;input type="reset" value="Borrar"&gt;</text:p>
      <text:p text:style-name="P6">&lt;input <text:span text:style-name="T7">type="submit"</text:span> value="Enviar" name=”enviar”&gt;</text:p>
      <text:p text:style-name="P6">&lt;/form&gt;</text:p>
      <text:p text:style-name="P6">&lt;/body&gt;</text:p>
      <text:p text:style-name="P5"><text:soft-page-break/>&lt;/html&gt;</text:p>
      <text:p text:style-name="P5"><text:span text:style-name="T1"/></text:p>
      <text:p text:style-name="P9"><text:span text:style-name="T5">index.jsp </text:span><text:span text:style-name="T1">pide los datos al usuario y las capturas en los atributos llamados </text:span><text:span text:style-name="T4">nombre</text:span><text:span text:style-name="T1">, </text:span><text:span text:style-name="T4">color </text:span><text:span text:style-name="T1">y</text:span></text:p>
      <text:p text:style-name="P10"><text:span text:style-name="T4">mail</text:span><text:span text:style-name="T1">. Cuando el usuario oprime el botón “</text:span><text:span text:style-name="T5">Enviar</text:span><text:span text:style-name="T1">”, se ejecuta la acción “ir a </text:span><text:span text:style-name="T5">paginaDestino.</text:span></text:p>
      <text:p text:style-name="P9"><text:span text:style-name="T5">jsp</text:span><text:span text:style-name="T1">”. Si no se capturó un dato, se envía el valor </text:span><text:span text:style-name="T5">null</text:span><text:span text:style-name="T1">.</text:span></text:p>
      <text:p text:style-name="P9"><text:span text:style-name="T1"/></text:p>
      <text:p text:style-name="P9"><text:span text:style-name="T1"/></text:p>
      <text:p text:style-name="P4">El código de <text:span text:style-name="T3">paginaDestino.jsp </text:span>es el siguiente:</text:p>
      <text:p text:style-name="P4"><text:span text:style-name="T1"/>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Pagina Destino JSP&lt;/title&gt;</text:p>
      <text:p text:style-name="P6">&lt;/head&gt;</text:p>
      <text:p text:style-name="P6">&lt;body&gt;</text:p>
      <text:p text:style-name="P11">&lt;%</text:p>
      <text:p text:style-name="P11">// Este es un scriptlet</text:p>
      <text:p text:style-name="P11">// Es código en Java que captura los parámetros enviados</text:p>
      <text:p text:style-name="P11">// en el objeto "request"</text:p>
      <text:p text:style-name="P11">String nombre = request.getParameter("nombre");</text:p>
      <text:p text:style-name="P11">String color = request.getParameter("color");</text:p>
      <text:p text:style-name="P11">String mail = request.getParameter("mail");</text:p>
      <text:p text:style-name="P11">%&gt;</text:p>
      <text:p text:style-name="P6">&lt;h1&gt; Esta es la página destino&lt;/h1&gt;</text:p>
      <text:p text:style-name="P6">&lt;h2&gt; Aqui se despliegan los datos que se recibieron&lt;/h2&gt;</text:p>
      <text:p text:style-name="P6">&lt;p&gt; Tus datos son los siguientes: &lt;/p&gt;</text:p>
      <text:p text:style-name="P6">&lt;table cellspacing="3" cellpadding="3" border="1" &gt;</text:p>
      <text:p text:style-name="P6">&lt;tr&gt;</text:p>
      <text:p text:style-name="P6">&lt;td align="right"&gt; Te llamas: &lt;/td&gt;</text:p>
      <text:p text:style-name="P6">&lt;td&gt; <text:span text:style-name="T6">&lt;%= nombre %&gt; </text:span>&lt;/td&gt;</text:p>
      <text:p text:style-name="P6">&lt;/tr&gt;</text:p>
      <text:p text:style-name="P6">&lt;tr&gt;</text:p>
      <text:p text:style-name="P6">&lt;td align="right"&gt; Tu color favorito es: &lt;/td&gt;</text:p>
      <text:p text:style-name="P6">&lt;td&gt; <text:span text:style-name="T6">&lt;%= color %&gt; </text:span>&lt;/td&gt;</text:p>
      <text:p text:style-name="P6">&lt;/tr&gt;</text:p>
      <text:p text:style-name="P6">&lt;tr&gt;</text:p>
      <text:p text:style-name="P6">&lt;td align="right"&gt; Y tu correo es: &lt;/td&gt;</text:p>
      <text:p text:style-name="P6">&lt;td&gt; <text:span text:style-name="T6">&lt;%= mail %&gt; </text:span>&lt;/td&gt;</text:p>
      <text:p text:style-name="P6">&lt;/tr&gt;</text:p>
      <text:p text:style-name="P6">&lt;/table&gt;</text:p>
      <text:p text:style-name="P6">&lt;p&gt;&lt;a href=”index.jsp”&gt;regresar&lt;/a&gt;&lt;/p&gt;</text:p>
      <text:p text:style-name="P5">&lt;/html&gt;</text:p>
      <text:p text:style-name="P5"><text:span text:style-name="T1"/></text:p>
      <text:p text:style-name="P5"><text:span text:style-name="T1">Necesitamos más control de los datos enviados, chequeo en servidor</text:span></text:p>
      <text:p text:style-name="P5"><text:span text:style-name="T1">Estructuras de tipo</text:span></text:p>
      <text:p text:style-name="P5"><text:span text:style-name="T1"/></text:p>
      <text:p text:style-name="P18"><text:span text:style-name="T9">String envio=request.getParameter(</text:span><text:span text:style-name="T10">"enviar"</text:span><text:span text:style-name="T9">);</text:span></text:p>
      <text:p text:style-name="P26"><text:soft-page-break/><text:span text:style-name="T11">if</text:span><text:span text:style-name="T9"> (envio!=</text:span><text:span text:style-name="T11">null</text:span><text:span text:style-name="T9">){</text:span></text:p>
      <text:p text:style-name="P26"><text:span text:style-name="T9"><text:tab/>String nombre=request.getParameter(</text:span><text:span text:style-name="T10">"nombre"</text:span><text:span text:style-name="T9">).trim();</text:span></text:p>
      <text:p text:style-name="P26"><text:span text:style-name="T9"><text:tab/></text:span></text:p>
      <text:p text:style-name="P27"><text:tab/></text:p>
      <text:p text:style-name="P26"><text:span text:style-name="T9"><text:tab/></text:span><text:span text:style-name="T11">if</text:span><text:span text:style-name="T9"> (nombre.isEmpty() <text:s text:c="2"/>){</text:span></text:p>
      <text:p text:style-name="P26"><text:span text:style-name="T9"><text:tab/><text:tab/>out.println(</text:span><text:span text:style-name="T10">" datos incompletos"</text:span><text:span text:style-name="T9">);</text:span></text:p>
      <text:p text:style-name="P26"><text:span text:style-name="T9"><text:tab/>}</text:span><text:span text:style-name="T11">else</text:span><text:span text:style-name="T9"> {</text:span></text:p>
      <text:p text:style-name="P26"><text:span text:style-name="T9"><text:tab/><text:tab/>out.println(</text:span><text:span text:style-name="T10">"sus datos "</text:span><text:span text:style-name="T9">+nombre+ </text:span><text:span text:style-name="T10">" <text:s text:c="3"/>"</text:span><text:span text:style-name="T9">+nombre);</text:span></text:p>
      <text:p text:style-name="P27"><text:tab/>}</text:p>
      <text:p text:style-name="P26"><text:span text:style-name="T9">}</text:span></text:p>
      <text:p text:style-name="P5"><text:span text:style-name="T1"/></text:p>
      <text:p text:style-name="P15">Recepción de los valores de radio-button y checkbox</text:p>
      <text:p text:style-name="P2"><text:span text:style-name="T1"/>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 Captura con Radio-button y Checkbox&lt;/title&gt;</text:p>
      <text:p text:style-name="P6">&lt;/head&gt;</text:p>
      <text:p text:style-name="P6">&lt;body&gt;</text:p>
      <text:p text:style-name="P6">&lt;h1&gt; Esta es la página de inicio&lt;/h1&gt;</text:p>
      <text:p text:style-name="P6">&lt;h2&gt; Aqui se piden los datos &lt;/h2&gt;</text:p>
      <text:p text:style-name="P6">&lt;form <text:span text:style-name="T7">action</text:span>="paginaDestino.jsp" <text:span text:style-name="T7">method</text:span>="post"&gt;</text:p>
      <text:p text:style-name="P5">&lt;p&gt; Elige que transporte prefieres &lt;/p&gt;</text:p>
      <text:p text:style-name="P5">&lt;input type="radio" <text:span text:style-name="T7">name="transporte"</text:span></text:p>
      <text:p text:style-name="P6">value="Automovil" <text:span text:style-name="T7">checked</text:span>&gt; Coche</text:p>
      <text:p text:style-name="P6">&lt;input type="radio" <text:span text:style-name="T7">name="transporte"</text:span> value="Avion"&gt; Avión</text:p>
      <text:p text:style-name="P6">&lt;input type="radio" <text:span text:style-name="T7">name="transporte"</text:span></text:p>
      <text:p text:style-name="P6">value="Camion"&gt; Autobus &lt;br&gt;</text:p>
      <text:p text:style-name="P6">&lt;p&gt; ¿Cuáles son tus destinos favoritos? &lt;/p&gt;</text:p>
      <text:p text:style-name="P6">&lt;input type="checkbox" name="ciudad" value="Ciudad"&gt;Ciudad&lt;br&gt;</text:p>
      <text:p text:style-name="P6">&lt;input type="checkbox" name="bosque" value="Bosque"&gt;Bosque&lt;br&gt;</text:p>
      <text:p text:style-name="P6">&lt;input type="checkbox" name="playa" value="playa"&gt;Playa &lt;br&gt;</text:p>
      <text:p text:style-name="P6">&lt;input type="submit" value="Enviar"&gt;</text:p>
      <text:p text:style-name="P6">&lt;/form&gt;</text:p>
      <text:p text:style-name="P6">&lt;/body&gt;</text:p>
      <text:p text:style-name="P5">&lt;/html&gt;</text:p>
      <text:p text:style-name="P5"><text:span text:style-name="T1"/></text:p>
      <text:p text:style-name="P4">La página <text:span text:style-name="T3">destino.jsp <text:s/>se </text:span>recupera la información con un scriptlet que captura</text:p>
      <text:p text:style-name="P3">los valores de cada uno de los atributos enviados por <text:span text:style-name="T3">index.jsp</text:span>. Posteriormente despliega la</text:p>
      <text:p text:style-name="P3">información recibida usando <text:span text:style-name="T3">scriptlets </text:span>que contienen el condicional <text:span text:style-name="T4">if</text:span>, como se aprecia en el</text:p>
      <text:p text:style-name="P4">siguiente código:</text:p>
      <text:p text:style-name="P5">&lt;%@page contentType="text/html" pageEncoding="UTF-8"%&gt;</text:p>
      <text:p text:style-name="P6">&lt;!DOCTYPE html&gt;</text:p>
      <text:p text:style-name="P6">&lt;html&gt;</text:p>
      <text:p text:style-name="P6">&lt;head&gt;</text:p>
      <text:p text:style-name="P6">&lt;meta http-equiv="Content-Type"</text:p>
      <text:p text:style-name="P6">content="text/html; charset=UTF-8"&gt;</text:p>
      <text:p text:style-name="P6">&lt;title&gt;Pagina Destino JSP&lt;/title&gt;</text:p>
      <text:p text:style-name="P6">&lt;/head&gt;</text:p>
      <text:p text:style-name="P6">&lt;body&gt;</text:p>
      <text:p text:style-name="P6"><text:soft-page-break/>&lt;%</text:p>
      <text:p text:style-name="P6">// Este es un scriptlet</text:p>
      <text:p text:style-name="P6">// Es código en Javaque captura los parámetros enviados</text:p>
      <text:p text:style-name="P6">// en el objeto "request"</text:p>
      <text:p text:style-name="P6">String transp = request.getParameter("transporte");</text:p>
      <text:p text:style-name="P6">String ciudad = request.getParameter("ciudad");</text:p>
      <text:p text:style-name="P6">String bosque = request.getParameter("bosque");</text:p>
      <text:p text:style-name="P6">String playa = request.getParameter("playa");</text:p>
      <text:p text:style-name="P6">%&gt;</text:p>
      <text:p text:style-name="P6">&lt;h1&gt; Esta es la página destino&lt;/h1&gt;</text:p>
      <text:p text:style-name="P6">&lt;h2&gt; Aquí se despliegan los datos que se recibieron&lt;/h2&gt;</text:p>
      <text:p text:style-name="P6">&lt;table cellspacing="3" cellpadding="3" border="1" &gt;</text:p>
      <text:p text:style-name="P6">&lt;tr&gt;</text:p>
      <text:p text:style-name="P6">&lt;td align="right"&gt; Tu transporte preferido es el: &lt;/td&gt;</text:p>
      <text:p text:style-name="P6">&lt;td&gt;&lt;%= transp %&gt;&lt;/td&gt;</text:p>
      <text:p text:style-name="P6">&lt;/tr&gt;</text:p>
      <text:p text:style-name="P6">&lt;/table&gt;</text:p>
      <text:p text:style-name="P6">&lt;p&gt; Elegiste los siguientes destinos: &lt;br&gt;&lt;</text:p>
      <text:p text:style-name="P6">&lt;% if ( ciudad != null) { %&gt;</text:p>
      <text:p text:style-name="P6">ciudad,</text:p>
      <text:p text:style-name="P6">&lt;% }%&gt;</text:p>
      <text:p text:style-name="P6">&lt;% if ( bosque != null) { %&gt;</text:p>
      <text:p text:style-name="P6">bosque,</text:p>
      <text:p text:style-name="P6">&lt;% }%&gt;</text:p>
      <text:p text:style-name="P6">&lt;% if ( playa != null) { %&gt;</text:p>
      <text:p text:style-name="P6">playa</text:p>
      <text:p text:style-name="P6">&lt;% }%&gt;</text:p>
      <text:p text:style-name="P6">&lt;p&gt;&lt;a href=”index.jsp”&gt;regresar&lt;/a&gt;&lt;/p&gt;</text:p>
      <text:p text:style-name="P6">&lt;/body&gt;</text:p>
      <text:p text:style-name="P5">&lt;/html&gt;</text:p>
      <text:p text:style-name="P5"><text:span text:style-name="T1"/></text:p>
      <text:p text:style-name="P15">Recepción de valores en lista de opciones (combo box, list box)</text:p>
      <text:p text:style-name="P2"/>
      <text:p text:style-name="P4">En un <text:span text:style-name="T3">combo box </text:span>solamente se puede seleccionar una opción. La página destino obtiene el valor</text:p>
      <text:p text:style-name="P3">seleccionado con el valor de su atributo, es decir, como se hace para los campos de texto o</text:p>
      <text:p text:style-name="P3">los radio-botones. Sin embargo, cuando se trata de una lista con múltiples opciones (<text:span text:style-name="T3">list box</text:span>),</text:p>
      <text:p text:style-name="P4">es necesario un poco más de procesamiento.</text:p>
      <text:p text:style-name="P4"/>
      <text:p text:style-name="P4">página <text:span text:style-name="T3">index.jsp </text:span>que captura la información del usuario</text:p>
      <text:p text:style-name="P4">por medio de una <text:span text:style-name="T3">combo box </text:span>y una <text:span text:style-name="T3">list box</text:span>. Su código es el siguiente:</text:p>
      <text:p text:style-name="P21">&lt;form action="paginaDestino.jsp" method="post"&gt;</text:p>
      <text:p text:style-name="P22">&lt;p&gt; Idioma natal: &lt;br&gt;</text:p>
      <text:p text:style-name="P22">&lt;select name="idioma"&gt;</text:p>
      <text:p text:style-name="P22">&lt;option selected&gt;Espanol&lt;/option&gt;</text:p>
      <text:p text:style-name="P22">&lt;option&gt;Ingles&lt;/option&gt;</text:p>
      <text:p text:style-name="P22">&lt;option&gt;Frances&lt;/option&gt;</text:p>
      <text:p text:style-name="P22">&lt;option&gt;Aleman&lt;/option&gt;</text:p>
      <text:p text:style-name="P22">&lt;/select&gt;</text:p>
      <text:p text:style-name="P22">&lt;/p&gt;</text:p>
      <text:p text:style-name="P22">&lt;p&gt; Selecciona tus lenguajes de programación &lt;/p&gt;</text:p>
      <text:p text:style-name="P22"/>
      <text:p text:style-name="P22">&lt;select name="lenguajes" multiple&gt;</text:p>
      <text:p text:style-name="P6"><text:span text:style-name="T9">&lt;option Selected&gt;Java&lt;/option&gt;</text:span><text:span text:style-name="T12">&gt;</text:span></text:p>
      <text:p text:style-name="P6"><text:soft-page-break/>&lt;option&gt;C/C++&lt;/option&gt;</text:p>
      <text:p text:style-name="P6">&lt;option&gt;Basic&lt;/option&gt;</text:p>
      <text:p text:style-name="P6">&lt;option&gt;Phyton&lt;/option&gt;</text:p>
      <text:p text:style-name="P6">&lt;option&gt;Pascal&lt;/option&gt;</text:p>
      <text:p text:style-name="P6">&lt;/select&gt;</text:p>
      <text:p text:style-name="P6"/>
      <text:p text:style-name="P6">&lt;input type="submit" value="Enviar"&gt;</text:p>
      <text:p text:style-name="P5">&lt;/form&gt;</text:p>
      <text:p text:style-name="P22"><text:span text:style-name="T15"/></text:p>
      <text:p text:style-name="P22"><text:span text:style-name="T15"/></text:p>
      <text:p text:style-name="P22"><text:span text:style-name="T1">La </text:span><text:span text:style-name="T3">páginaDestino.jsp </text:span><text:span text:style-name="T1">recibe la información de </text:span><text:span text:style-name="T3">index.jsp </text:span><text:span text:style-name="T1">y la despliega, como se muestra en la</text:span></text:p>
      <text:p text:style-name="P24"/>
      <text:p text:style-name="P6"><text:span text:style-name="T9">&lt;%</text:span></text:p>
      <text:p text:style-name="P6">// Extracción de los parámetros recibidos</text:p>
      <text:p text:style-name="P6">String idioma = request.getParameter("idioma");</text:p>
      <text:p text:style-name="P6">String[] lenguajesSelec =request.getParameterValues("lenguajes");</text:p>
      <text:p text:style-name="P5">%&gt;</text:p>
      <text:p text:style-name="P5"/>
      <text:p text:style-name="P5">Para manejar la publicación del array:</text:p>
      <text:p text:style-name="P5">&lt;p&gt; Manejas los siguientes lenguajes de programación: &lt;br&gt;</text:p>
      <text:p text:style-name="P6">&lt;%</text:p>
      <text:p text:style-name="P6">for( int i=0; i&lt; lenguajesSelec.length; i++)</text:p>
      <text:p text:style-name="P6">{</text:p>
      <text:p text:style-name="P6">%&gt;</text:p>
      <text:p text:style-name="P6">&lt;%= lenguajesSelec[i] %&gt;</text:p>
      <text:p text:style-name="P6">&lt;% }</text:p>
      <text:p text:style-name="P6">%&gt;</text:p>
      <text:p text:style-name="P5">&lt;/p&gt;</text:p>
      <text:p text:style-name="P5"/>
      <text:p text:style-name="P16">Recepción de un área de texto</text:p>
      <text:p text:style-name="P16"/>
      <text:p text:style-name="P21">&lt;form action="paginaDestino.jsp" method="post"&gt;</text:p>
      <text:p text:style-name="P21">&lt;p&gt; Se puede desplegar texto por default &lt;/p&gt;</text:p>
      <text:p text:style-name="P6">&lt;textarea name="area1" rows="3" cols="30"&gt; Si la cantidad de palabras del texto es mayor a los tres renglones que se especificaron para esta area de texto, entonces se despliega automáticamente una barra de desplazamiento</text:p>
      <text:p text:style-name="P6">vertical.&lt;/textarea&gt;</text:p>
      <text:p text:style-name="P6">&lt;p&gt; O puede ser un area en blanco para capturar texto &lt;/p&gt;</text:p>
      <text:p text:style-name="P5">&lt;textarea name="area2" rows="4" cols="60"&gt;&lt;/textarea&gt;</text:p>
      <text:p text:style-name="P6">&lt;input type="submit" value="Enviar"&gt;</text:p>
      <text:p text:style-name="P5">&lt;/form&gt;</text:p>
      <text:p text:style-name="P5"/>
      <text:p text:style-name="P8">&lt;%</text:p>
      <text:p text:style-name="P7">// Extracción de los parámetros recibidos</text:p>
      <text:p text:style-name="P7">String areaTexto1 = request.getParameter("area1");</text:p>
      <text:p text:style-name="P7">String areaTexto2 = request.getParameter("area2");</text:p>
      <text:p text:style-name="P8">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BoldMT" svg:font-family="CourierNewPS-BoldMT"/>
    <style:font-face style:name="MinionPro-It" svg:font-family="MinionPro-It" style:font-family-generic="roman"/>
    <style:font-face style:name="MinionPro-Regular" svg:font-family="MinionPro-Regular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Avenir-Light" svg:font-family="Avenir-Light" style:font-family-generic="swiss"/>
    <style:font-face style:name="Avenir-Medium" svg:font-family="Avenir-Medium" style:font-family-generic="swiss"/>
    <style:font-face style:name="FrutigerLTStd-LightCn" svg:font-family="FrutigerLTStd-LightCn" style:font-family-generic="swiss"/>
    <style:font-face style:name="CourierNewPSMT" svg:font-family="CourierNewPSMT" style:font-family-generic="roman" style:font-pitch="fixed"/>
    <style:font-face style:name="Consolas" svg:font-family="Consolas" style:font-family-generic="swiss" style:font-pitch="fixed"/>
    <style:font-face style:name="CourierNewPSMT1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30T19:03:38.27</meta:creation-date>
    <dc:date>2019-09-30T19:38:23.43</dc:date>
    <meta:editing-duration>PT34M40S</meta:editing-duration>
    <meta:editing-cycles>10</meta:editing-cycles>
    <meta:generator>OpenOffice/4.1.5$Win32 OpenOffice.org_project/415m1$Build-9789</meta:generator>
    <meta:document-statistic meta:table-count="0" meta:image-count="2" meta:object-count="0" meta:page-count="6" meta:paragraph-count="223" meta:word-count="970" meta:character-count="7298"/>
  </office:meta>
</office:document-meta>
</file>